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153cm" table:align="left"/>
    </style:style>
    <style:style style:name="Table1.A" style:family="table-column">
      <style:table-column-properties style:column-width="2.663cm"/>
    </style:style>
    <style:style style:name="Table1.B" style:family="table-column">
      <style:table-column-properties style:column-width="3.408cm"/>
    </style:style>
    <style:style style:name="Table1.C" style:family="table-column">
      <style:table-column-properties style:column-width="8.0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ution Architecture Document: Local LLM Chat App (Streamlit + FastAPI + Ollama)</text:h>
      <text:h text:style-name="Heading_20_2" text:outline-level="2">1. Overview</text:h>
      <text:p text:style-name="Text_20_body">This solution describes a <text:span text:style-name="Strong_20_Emphasis">local real-time AI chat application</text:span> built with <text:span text:style-name="Strong_20_Emphasis">Streamlit (Frontend)</text:span>, <text:span text:style-name="Strong_20_Emphasis">FastAPI (Backend)</text:span>, and <text:span text:style-name="Strong_20_Emphasis">Ollama’s local LLMs</text:span> (e.g., LLaMA2). The architecture is designed for <text:span text:style-name="Strong_20_Emphasis">low-latency, privacy-preserving</text:span>, and <text:span text:style-name="Strong_20_Emphasis">completely local inference</text:span>, ideal for development, demos, or environments without cloud access.</text:p>
      <text:p text:style-name="Horizontal_20_Line"/>
      <text:h text:style-name="Heading_20_2" text:outline-level="2">2. Objectives</text:h>
      <text:list xml:id="list22920752" text:style-name="L1">
        <text:list-item>
          <text:p text:style-name="P4">Provide an intuitive chat interface using Streamlit.</text:p>
        </text:list-item>
        <text:list-item>
          <text:p text:style-name="P4">Use a FastAPI backend to connect with Ollama’s local LLM runtime.</text:p>
        </text:list-item>
        <text:list-item>
          <text:p text:style-name="P4">Support conversational context and future scalability for multi-user setups.</text:p>
        </text:list-item>
        <text:list-item>
          <text:p text:style-name="P4">Ensure local inference and secure, offline operation.</text:p>
        </text:list-item>
      </text:list>
      <text:p text:style-name="Horizontal_20_Line"/>
      <text:h text:style-name="Heading_20_2" text:outline-level="2">3. High-Level Architecture</text:h>
      <text:h text:style-name="Heading_20_3" text:outline-level="3">Components</text:h>
      <text:list xml:id="list785316670" text:style-name="L2">
        <text:list-item>
          <text:p text:style-name="P5"><text:span text:style-name="Strong_20_Emphasis">Frontend (Streamlit App)</text:span></text:p>
          <text:list>
            <text:list-item>
              <text:p text:style-name="P5">Handles the user interface and chat interactions.</text:p>
            </text:list-item>
            <text:list-item>
              <text:p text:style-name="P5">Displays the conversation history.</text:p>
            </text:list-item>
            <text:list-item>
              <text:p text:style-name="P5">Sends user prompts to the FastAPI backend.</text:p>
            </text:list-item>
          </text:list>
        </text:list-item>
        <text:list-item>
          <text:p text:style-name="P5"><text:span text:style-name="Strong_20_Emphasis">Backend (FastAPI Service)</text:span></text:p>
          <text:list>
            <text:list-item>
              <text:p text:style-name="P5">Exposes <text:span text:style-name="Source_20_Text">/chat</text:span> endpoint.</text:p>
            </text:list-item>
            <text:list-item>
              <text:p text:style-name="P5">Forwards user prompts to Ollama’s local LLM REST API (<text:span text:style-name="Source_20_Text">localhost:11434/api/chat</text:span>).</text:p>
            </text:list-item>
            <text:list-item>
              <text:p text:style-name="P5">Handles error management and returns formatted responses.</text:p>
            </text:list-item>
          </text:list>
        </text:list-item>
        <text:list-item>
          <text:p text:style-name="P5"><text:span text:style-name="Strong_20_Emphasis">LLM Host (Ollama Runtime)</text:span></text:p>
          <text:list>
            <text:list-item>
              <text:p text:style-name="P5">Hosts local models (e.g., <text:span text:style-name="Source_20_Text">llama2</text:span>).</text:p>
            </text:list-item>
            <text:list-item>
              <text:p text:style-name="P5">Processes requests locally without cloud inference.</text:p>
            </text:list-item>
            <text:list-item>
              <text:p text:style-name="P5">Returns responses in JSON format.</text:p>
            </text:list-item>
          </text:list>
        </text:list-item>
        <text:list-item>
          <text:p text:style-name="P5"><text:span text:style-name="Strong_20_Emphasis">Data Persistence (Optional)</text:span></text:p>
          <text:list>
            <text:list-item>
              <text:p text:style-name="P5"><text:soft-page-break/>Conversation history stored in Streamlit session state.</text:p>
            </text:list-item>
            <text:list-item>
              <text:p text:style-name="P5">Future expansion: PostgreSQL or SQLite for multi-session support.</text:p>
            </text:list-item>
          </text:list>
        </text:list-item>
      </text:list>
      <text:p text:style-name="Horizontal_20_Line"/>
      <text:h text:style-name="Heading_20_2" text:outline-level="2">4. Data Flow</text:h>
      <text:p text:style-name="Text_20_body"><text:span text:style-name="Strong_20_Emphasis">Step-by-Step Flow:</text:span></text:p>
      <text:list xml:id="list4161109567" text:style-name="L3">
        <text:list-item>
          <text:p text:style-name="P6"><text:span text:style-name="Strong_20_Emphasis">User Input:</text:span><text:line-break/>User enters a message in the Streamlit chat input box.</text:p>
        </text:list-item>
        <text:list-item>
          <text:p text:style-name="P6"><text:span text:style-name="Strong_20_Emphasis">Frontend → Backend:</text:span><text:line-break/>Streamlit sends a POST request to <text:span text:style-name="Source_20_Text">http://localhost:8000/chat</text:span> with <text:span text:style-name="Source_20_Text">{ "prompt": user_input }</text:span>.</text:p>
        </text:list-item>
        <text:list-item>
          <text:p text:style-name="P6"><text:span text:style-name="Strong_20_Emphasis">Backend → Ollama:</text:span><text:line-break/>FastAPI receives the request, wraps it into Ollama’s API schema, and sends it to <text:span text:style-name="Source_20_Text">http://localhost:11434/api/chat</text:span> with payload:</text:p>
          <text:p text:style-name="P2"><text:span text:style-name="Source_20_Text">{</text:span></text:p>
          <text:p text:style-name="P2"><text:span text:style-name="Source_20_Text"><text:s text:c="2"/>"model": "llama2",</text:span></text:p>
          <text:p text:style-name="P2"><text:span text:style-name="Source_20_Text"><text:s text:c="2"/>"messages": [{"role": "user", "content": "&lt;prompt&gt;"}],</text:span></text:p>
          <text:p text:style-name="P2"><text:span text:style-name="Source_20_Text"><text:s text:c="2"/>"stream": false</text:span></text:p>
          <text:p text:style-name="P3"><text:span text:style-name="Source_20_Text">}</text:span></text:p>
        </text:list-item>
        <text:list-item>
          <text:p text:style-name="P6"><text:span text:style-name="Strong_20_Emphasis">Ollama → Backend:</text:span><text:line-break/>Ollama processes the input locally and returns a JSON response containing the model’s message.</text:p>
        </text:list-item>
        <text:list-item>
          <text:p text:style-name="P6"><text:span text:style-name="Strong_20_Emphasis">Backend → Frontend:</text:span><text:line-break/>FastAPI relays the message back to Streamlit.</text:p>
        </text:list-item>
        <text:list-item>
          <text:p text:style-name="P6"><text:span text:style-name="Strong_20_Emphasis">Display:</text:span><text:line-break/>Streamlit updates chat history, showing both the user’s input and LLM’s response.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5. Logical Architecture Diagram</text:h>
      <text:p text:style-name="Preformatted_20_Text"><text:span text:style-name="Source_20_Text">+-----------------------------+</text:span></text:p>
      <text:p text:style-name="Preformatted_20_Text"><text:span text:style-name="Source_20_Text">| <text:s text:c="8"/>Streamlit UI <text:s text:c="7"/>|</text:span></text:p>
      <text:p text:style-name="Preformatted_20_Text"><text:span text:style-name="Source_20_Text">| <text:s/>- Chat Input / Display <text:s text:c="4"/>|</text:span></text:p>
      <text:p text:style-name="Preformatted_20_Text"><text:span text:style-name="Source_20_Text">| <text:s/>- Session State Mgmt <text:s text:c="6"/>|</text:span></text:p>
      <text:p text:style-name="Preformatted_20_Text"><text:span text:style-name="Source_20_Text">+-------------+---------------+</text:span></text:p>
      <text:p text:style-name="Preformatted_20_Text"><text:span text:style-name="Source_20_Text"><text:s text:c="14"/>|</text:span></text:p>
      <text:p text:style-name="Preformatted_20_Text"><text:span text:style-name="Source_20_Text"><text:s text:c="14"/>| HTTP (POST /chat)</text:span></text:p>
      <text:p text:style-name="Preformatted_20_Text"><text:span text:style-name="Source_20_Text"><text:s text:c="14"/>v</text:span></text:p>
      <text:p text:style-name="Preformatted_20_Text"><text:span text:style-name="Source_20_Text">+-------------+---------------+</text:span></text:p>
      <text:p text:style-name="Preformatted_20_Text"><text:span text:style-name="Source_20_Text">| <text:s text:c="9"/>FastAPI API <text:s text:c="7"/>|</text:span></text:p>
      <text:p text:style-name="Preformatted_20_Text"><text:span text:style-name="Source_20_Text">| <text:s/>- /chat endpoint <text:s text:c="11"/>|</text:span></text:p>
      <text:p text:style-name="Preformatted_20_Text"><text:span text:style-name="Source_20_Text">| <text:s/>- Forwards to Ollama API <text:s text:c="3"/>|</text:span></text:p>
      <text:p text:style-name="Preformatted_20_Text"><text:span text:style-name="Source_20_Text">| <text:s/>- Handles errors / retries <text:s/>|</text:span></text:p>
      <text:p text:style-name="Preformatted_20_Text"><text:span text:style-name="Source_20_Text">+-------------+---------------+</text:span></text:p>
      <text:p text:style-name="Preformatted_20_Text"><text:span text:style-name="Source_20_Text"><text:s text:c="14"/>|</text:span></text:p>
      <text:p text:style-name="Preformatted_20_Text"><text:span text:style-name="Source_20_Text"><text:s text:c="14"/>| HTTP (POST /api/chat)</text:span></text:p>
      <text:p text:style-name="Preformatted_20_Text"><text:span text:style-name="Source_20_Text"><text:s text:c="14"/>v</text:span></text:p>
      <text:p text:style-name="Preformatted_20_Text"><text:span text:style-name="Source_20_Text">+-------------+---------------+</text:span></text:p>
      <text:p text:style-name="Preformatted_20_Text"><text:span text:style-name="Source_20_Text">| <text:s text:c="7"/>Ollama Runtime <text:s text:c="6"/>|</text:span></text:p>
      <text:p text:style-name="Preformatted_20_Text"><text:span text:style-name="Source_20_Text">| <text:s/>- Model: LLaMA2 / others <text:s text:c="2"/>|</text:span></text:p>
      <text:p text:style-name="Preformatted_20_Text"><text:span text:style-name="Source_20_Text">| <text:s/>- Local inference only <text:s text:c="4"/>|</text:span></text:p>
      <text:p text:style-name="Preformatted_20_Text"><text:span text:style-name="Source_20_Text">| <text:s/>- JSON output <text:s text:c="13"/>|</text:span></text:p>
      <text:p text:style-name="P1"><text:span text:style-name="Source_20_Text">+-----------------------------+</text:span></text:p>
      <text:p text:style-name="Horizontal_20_Line"/>
      <text:h text:style-name="Heading_20_2" text:outline-level="2">6. API Design</text:h>
      <text:h text:style-name="Heading_20_3" text:outline-level="3">Backend Endpoint — <text:span text:style-name="Source_20_Text">/chat</text:span></text:h>
      <text:p text:style-name="Text_20_body"><text:span text:style-name="Strong_20_Emphasis">Method:</text:span> POST<text:line-break/><text:span text:style-name="Strong_20_Emphasis">Request Body:</text:span></text:p>
      <text:p text:style-name="Preformatted_20_Text"><text:span text:style-name="Source_20_Text">{</text:span></text:p>
      <text:p text:style-name="Preformatted_20_Text"><text:span text:style-name="Source_20_Text"><text:s text:c="2"/>"prompt": "What is AI?"</text:span></text:p>
      <text:p text:style-name="P1"><text:span text:style-name="Source_20_Text">}</text:span></text:p>
      <text:p text:style-name="Text_20_body"><text:span text:style-name="Strong_20_Emphasis">Response (Success):</text:span></text:p>
      <text:p text:style-name="Preformatted_20_Text"><text:span text:style-name="Source_20_Text">{</text:span></text:p>
      <text:p text:style-name="Preformatted_20_Text"><text:span text:style-name="Source_20_Text"><text:s text:c="2"/>"message": {</text:span></text:p>
      <text:p text:style-name="Preformatted_20_Text"><text:span text:style-name="Source_20_Text"><text:s text:c="4"/>"role": "assistant",</text:span></text:p>
      <text:p text:style-name="Preformatted_20_Text"><text:span text:style-name="Source_20_Text"><text:s text:c="4"/>"content": "AI stands for Artificial Intelligence...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Response (Error):</text:span></text:p>
      <text:p text:style-name="Preformatted_20_Text"><text:span text:style-name="Source_20_Text">{</text:span></text:p>
      <text:p text:style-name="Preformatted_20_Text"><text:span text:style-name="Source_20_Text"><text:s text:c="2"/>"error": "Upstream error",</text:span></text:p>
      <text:p text:style-name="Preformatted_20_Text"><text:span text:style-name="Source_20_Text"><text:s text:c="2"/>"details": "500 Internal Server Error"</text:span></text:p>
      <text:p text:style-name="P1"><text:span text:style-name="Source_20_Text">}</text:span></text:p>
      <text:p text:style-name="Horizontal_20_Line"/>
      <text:h text:style-name="Heading_20_2" text:outline-level="2"><text:soft-page-break/>7. Technologies Use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Technology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Frontend</text:p>
          </table:table-cell>
          <table:table-cell table:style-name="Table1.A1" office:value-type="string">
            <text:p text:style-name="Table_20_Contents">Streamlit</text:p>
          </table:table-cell>
          <table:table-cell table:style-name="Table1.A1" office:value-type="string">
            <text:p text:style-name="Table_20_Contents">Interactive chat UI</text:p>
          </table:table-cell>
        </table:table-row>
        <table:table-row>
          <table:table-cell table:style-name="Table1.A1" office:value-type="string">
            <text:p text:style-name="Table_20_Contents">Backend</text:p>
          </table:table-cell>
          <table:table-cell table:style-name="Table1.A1" office:value-type="string">
            <text:p text:style-name="Table_20_Contents">FastAPI</text:p>
          </table:table-cell>
          <table:table-cell table:style-name="Table1.A1" office:value-type="string">
            <text:p text:style-name="Table_20_Contents">REST API layer connecting to LLM</text:p>
          </table:table-cell>
        </table:table-row>
        <table:table-row>
          <table:table-cell table:style-name="Table1.A1" office:value-type="string">
            <text:p text:style-name="Table_20_Contents">LLM Runtime</text:p>
          </table:table-cell>
          <table:table-cell table:style-name="Table1.A1" office:value-type="string">
            <text:p text:style-name="Table_20_Contents">Ollama (LLaMA2)</text:p>
          </table:table-cell>
          <table:table-cell table:style-name="Table1.A1" office:value-type="string">
            <text:p text:style-name="Table_20_Contents">Local inference engine</text:p>
          </table:table-cell>
        </table:table-row>
        <table:table-row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Python 3.x</text:p>
          </table:table-cell>
          <table:table-cell table:style-name="Table1.A1" office:value-type="string">
            <text:p text:style-name="Table_20_Contents">Core application language</text:p>
          </table:table-cell>
        </table:table-row>
        <table:table-row>
          <table:table-cell table:style-name="Table1.A1" office:value-type="string">
            <text:p text:style-name="Table_20_Contents">HTTP Client</text:p>
          </table:table-cell>
          <table:table-cell table:style-name="Table1.A1" office:value-type="string">
            <text:p text:style-name="Table_20_Contents">requests</text:p>
          </table:table-cell>
          <table:table-cell table:style-name="Table1.A1" office:value-type="string">
            <text:p text:style-name="Table_20_Contents">Communication between backend and Ollama</text:p>
          </table:table-cell>
        </table:table-row>
      </table:table>
      <text:p text:style-name="Horizontal_20_Line"/>
      <text:h text:style-name="Heading_20_2" text:outline-level="2">8. Deployment Architecture</text:h>
      <text:p text:style-name="Text_20_body"><text:span text:style-name="Strong_20_Emphasis">Local Development (Default):</text:span></text:p>
      <text:p text:style-name="Preformatted_20_Text"><text:span text:style-name="Source_20_Text">Ollama: <text:s text:c="5"/>http://localhost:11434</text:span></text:p>
      <text:p text:style-name="Preformatted_20_Text"><text:span text:style-name="Source_20_Text">FastAPI: <text:s text:c="4"/>http://localhost:8000</text:span></text:p>
      <text:p text:style-name="P1"><text:span text:style-name="Source_20_Text">Streamlit: <text:s text:c="2"/>http://localhost:8501</text:span></text:p>
      <text:list xml:id="list149849932" text:style-name="L4">
        <text:list-item>
          <text:p text:style-name="P7">Run Ollama daemon in background.</text:p>
        </text:list-item>
        <text:list-item>
          <text:p text:style-name="P7">Start FastAPI backend (<text:span text:style-name="Source_20_Text">uvicorn backend:app --reload --port 8000</text:span>).</text:p>
        </text:list-item>
        <text:list-item>
          <text:p text:style-name="P7">Start Streamlit app (<text:span text:style-name="Source_20_Text">streamlit run app.py</text:span>).</text:p>
        </text:list-item>
      </text:list>
      <text:p text:style-name="Text_20_body"><text:span text:style-name="Strong_20_Emphasis">Production Recommendation:</text:span></text:p>
      <text:list xml:id="list702136486" text:style-name="L5">
        <text:list-item>
          <text:p text:style-name="P8">Use Docker Compose for all three components.</text:p>
        </text:list-item>
        <text:list-item>
          <text:p text:style-name="P8">Add Nginx reverse proxy for unified access and TLS.</text:p>
        </text:list-item>
        <text:list-item>
          <text:p text:style-name="P8">Deploy on a single GPU-enabled instance for low latency.</text:p>
        </text:list-item>
      </text:list>
      <text:p text:style-name="Horizontal_20_Line"/>
      <text:h text:style-name="Heading_20_2" text:outline-level="2">9. Security Considerations</text:h>
      <text:list xml:id="list1491118099" text:style-name="L6">
        <text:list-item>
          <text:p text:style-name="P9">Limit Ollama API exposure to localhost only.</text:p>
        </text:list-item>
        <text:list-item>
          <text:p text:style-name="P9">Enable HTTPS for frontend-backend communication.</text:p>
        </text:list-item>
        <text:list-item>
          <text:p text:style-name="P9">Validate prompt input to avoid injection or payload misuse.</text:p>
        </text:list-item>
        <text:list-item>
          <text:p text:style-name="P9">Rate-limit <text:span text:style-name="Source_20_Text">/chat</text:span> endpoint to prevent flooding.</text:p>
        </text:list-item>
        <text:list-item>
          <text:p text:style-name="P9">Optional: Add JWT authentication if multi-user deployment.</text:p>
        </text:list-item>
      </text:list>
      <text:p text:style-name="Horizontal_20_Line"/>
      <text:h text:style-name="Heading_20_2" text:outline-level="2">10. Performance &amp; Scalability</text:h>
      <text:list xml:id="list4056538962" text:style-name="L7">
        <text:list-item>
          <text:p text:style-name="P10"><text:span text:style-name="Strong_20_Emphasis">Local Model Inference:</text:span> Optimized for low latency (&lt;500ms) using Ollama’s streaming engine.</text:p>
        </text:list-item>
        <text:list-item>
          <text:p text:style-name="P10"><text:span text:style-name="Strong_20_Emphasis">Vertical Scaling:</text:span> Increase RAM/CPU or use GPU for larger models.</text:p>
        </text:list-item>
        <text:list-item>
          <text:p text:style-name="P10"><text:span text:style-name="Strong_20_Emphasis">Horizontal Scaling:</text:span> Possible via Docker containers, each with an isolated model.</text:p>
        </text:list-item>
        <text:list-item>
          <text:p text:style-name="P10"><text:soft-page-break/><text:span text:style-name="Strong_20_Emphasis">Caching:</text:span> Implement in-memory prompt-response cache (e.g., Redis) for repeated queries.</text:p>
        </text:list-item>
      </text:list>
      <text:p text:style-name="Horizontal_20_Line"/>
      <text:h text:style-name="Heading_20_2" text:outline-level="2">11. Observability &amp; Logging</text:h>
      <text:list xml:id="list3516725790" text:style-name="L8">
        <text:list-item>
          <text:p text:style-name="P11"><text:span text:style-name="Strong_20_Emphasis">Backend:</text:span> Log all inbound/outbound requests and response time.</text:p>
        </text:list-item>
        <text:list-item>
          <text:p text:style-name="P11"><text:span text:style-name="Strong_20_Emphasis">Frontend:</text:span> Display minimal debug info for user clarity.</text:p>
        </text:list-item>
        <text:list-item>
          <text:p text:style-name="P11"><text:span text:style-name="Strong_20_Emphasis">System Metrics:</text:span> Monitor CPU/GPU utilization using <text:span text:style-name="Source_20_Text">psutil</text:span> or Prometheus exporters.</text:p>
        </text:list-item>
      </text:list>
      <text:p text:style-name="Horizontal_20_Line"/>
      <text:h text:style-name="Heading_20_2" text:outline-level="2">12. Future Enhancements</text:h>
      <text:list xml:id="list551101990" text:style-name="L9">
        <text:list-item>
          <text:p text:style-name="P12">Add streaming responses for real-time token display.</text:p>
        </text:list-item>
        <text:list-item>
          <text:p text:style-name="P12">Integrate multiple model options via dropdown (e.g., Llama2, Mistral, Gemma).</text:p>
        </text:list-item>
        <text:list-item>
          <text:p text:style-name="P12">Store chat history in a persistent DB.</text:p>
        </text:list-item>
        <text:list-item>
          <text:p text:style-name="P12">Add authentication and user sessions.</text:p>
        </text:list-item>
        <text:list-item>
          <text:p text:style-name="P12">Containerize full stack (Docker + Nginx + TLS).</text:p>
        </text:list-item>
      </text:list>
      <text:p text:style-name="Horizontal_20_Line"/>
      <text:h text:style-name="Heading_20_2" text:outline-level="2">13. Summary</text:h>
      <text:p text:style-name="Text_20_body">This architecture ensures a <text:span text:style-name="Strong_20_Emphasis">simple, modular</text:span>, and <text:span text:style-name="Strong_20_Emphasis">fully local</text:span> AI chat system that integrates <text:span text:style-name="Strong_20_Emphasis">Streamlit (UI)</text:span>, <text:span text:style-name="Strong_20_Emphasis">FastAPI (API)</text:span>, and <text:span text:style-name="Strong_20_Emphasis">Ollama (LLM)</text:span>. It emphasizes <text:span text:style-name="Strong_20_Emphasis">low latency</text:span>, <text:span text:style-name="Strong_20_Emphasis">data privacy</text:span>, and <text:span text:style-name="Strong_20_Emphasis">ease of deployment</text:span>, serving as a strong foundation for local LLM experimentation and offline chat assistant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8:20:05.886141784</meta:creation-date>
    <dc:date>2025-10-23T19:31:36.339052534</dc:date>
    <meta:editing-duration>PT3M5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5" meta:paragraph-count="134" meta:word-count="765" meta:character-count="5269" meta:non-whitespace-character-count="4482"/>
  </office:meta>
</office:document-meta>
</file>